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8.707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ro30" style:family="table-row">
      <style:table-row-properties style:row-height="1.63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record_5f_status">
      <style:table-properties table:display="true" style:writing-mode="lr-tb"/>
    </style:style>
    <style:style style:name="ta23" style:family="table" style:master-page-name="PageStyle_5f_t_5f_sysdict_5f_sln0000_5f_gender">
      <style:table-properties table:display="true" style:writing-mode="lr-tb"/>
    </style:style>
    <style:style style:name="ta24" style:family="table" style:master-page-name="PageStyle_5f_t_5f_sysdict_5f_sln0000_5f_org_5f_typ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6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303</text:span></text:p>
          </table:table-cell>
          <table:covered-table-cell table:number-columns-repeated="2" table:style-name="ce6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37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37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7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7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37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37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37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7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37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37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37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37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37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37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37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37" office:value-type="string" calcext:value-type="string">
            <text:p><text:a xlink:href="#t_sysdict_sln0000_editor_xtype" xlink:type="simple">t_sysdict_sln0000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37" office:value-type="string" calcext:value-type="string">
            <text:p><text:a xlink:href="#t_sysdict_sln0000_record_status" xlink:type="simple">t_sysdict_sln0000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37" office:value-type="string" calcext:value-type="string">
            <text:p><text:a xlink:href="#t_sysdict_sln0000_form_editor_xtype" xlink:type="simple">t_sysdict_sln0000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37" office:value-type="string" calcext:value-type="string">
            <text:p><text:a xlink:href="#t_sysdict_sln0000_fv_xtype" xlink:type="simple">t_sysdict_sln0000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37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37" office:value-type="string" calcext:value-type="string">
            <text:p><text:a xlink:href="#t_sysdict_sln0000_help_nav" xlink:type="simple">t_sysdict_sln0000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37" office:value-type="string" calcext:value-type="string">
            <text:p><text:a xlink:href="#t_sysdict_sln0000_gender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37" office:value-type="string" calcext:value-type="string">
            <text:p><text:a xlink:href="#t_sysdict_sln0000_org_type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5" calcext:value-type="float">
            <text:p>25</text:p>
          </table:table-cell>
          <table:table-cell table:style-name="ce38" office:value-type="string" calcext:value-type="string">
            <text:p><text:a xlink:href="#t_sysdict_sln0000_user_enabled" xlink:type="simple">t_sysdict_sln0000_user_enabled</text:a></text:p>
          </table:table-cell>
          <table:table-cell table:style-name="ce38" office:value-type="string" calcext:value-type="string">
            <text:p>系统数据字典 – 用户能否登录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<text:a xlink:href="#t_sysdict_sln0000_ct_tree_view" xlink:type="simple">t_sysdict_sln0000_ct_tree_view</text:a></text:p>
          </table:table-cell>
          <table:table-cell table:style-name="ce38" office:value-type="string" calcext:value-type="string">
            <text:p>系统数据字典 – 码表是否是层级数据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<text:a xlink:href="#t_sysdict_sln0000_ct_view_paging" xlink:type="simple">t_sysdict_sln0000_ct_view_paging</text:a></text:p>
          </table:table-cell>
          <table:table-cell table:style-name="ce38" office:value-type="string" calcext:value-type="string">
            <text:p>系统数据字典 – 码表视图分页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<text:a xlink:href="#t_sysdict_sln0000_ct_field_type" xlink:type="simple">t_sysdict_sln0000_ct_field_type</text:a></text:p>
          </table:table-cell>
          <table:table-cell table:style-name="ce38" office:value-type="string" calcext:value-type="string">
            <text:p>系统数据字典 – 码表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<text:a xlink:href="#t_sysdict_sln0000_ct_value_from" xlink:type="simple">t_sysdict_sln0000_ct_value_from</text:a></text:p>
          </table:table-cell>
          <table:table-cell table:style-name="ce38" office:value-type="string" calcext:value-type="string">
            <text:p>系统数据字典 – 码表字段值来源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<text:a xlink:href="#t_sysdict_sln0000_ct_field_visible" xlink:type="simple">t_sysdict_sln0000_ct_field_visible</text:a></text:p>
          </table:table-cell>
          <table:table-cell table:style-name="ce38" office:value-type="string" calcext:value-type="string">
            <text:p>系统数据字典 – 码表字段是否对用户可见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1" calcext:value-type="float">
            <text:p>31</text:p>
          </table:table-cell>
          <table:table-cell table:style-name="ce38" office:value-type="string" calcext:value-type="string">
            <text:p><text:a xlink:href="#t_sysdict_sln0000_ct_must_input" xlink:type="simple">t_sysdict_sln0000_ct_must_input</text:a></text:p>
          </table:table-cell>
          <table:table-cell table:style-name="ce38" office:value-type="string" calcext:value-type="string">
            <text:p>系统数据字典 – 码表字段是否是必录项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editor_xtype" table:style-name="ta19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orm_editor_xtype" table:style-name="ta20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fv_xtype" table:style-name="ta21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record_status" table:style-name="ta22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help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本字段记录业务日志，</text:p>
            <text:p/>
            <text:p>例如：访问实施指南页面：XXXX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user_enabled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user_enable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用户能否登录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tree_view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tree_view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是否是层级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iew_paging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iew_paging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视图分页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typ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alue_from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alue_fro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值来源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visibl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visibl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对用户可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must_input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must_inpu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是必录项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00/00/00</text:date>, <text:time style:data-style-name="N2" text:time-value="11:35:17.947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3-03T11:39:48.888000000</dc:date>
    <meta:generator>LibreOffice/7.2.4.1$Windows_X86_64 LibreOffice_project/27d75539669ac387bb498e35313b970b7fe9c4f9</meta:generator>
    <meta:editing-duration>PT44M46S</meta:editing-duration>
    <meta:editing-cycles>54</meta:editing-cycles>
    <meta:document-statistic meta:table-count="33" meta:cell-count="2042" meta:object-count="0"/>
    <meta:user-defined meta:name="AppVersion">12.0000</meta:user-defined>
    <meta:user-defined meta:name="Company">Microsoft</meta:user-defined>
  </office:meta>
</office:document-meta>
</file>